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fo:font-weight="bold" style:font-weight-asian="bold" style:font-weight-complex="bold" fo:font-size="22pt" style:font-size-asian="22pt" style:font-size-complex="22pt"/>
    </style:style>
    <style:style style:name="P2" style:parent-style-name="Normal" style:family="paragraph">
      <style:text-properties fo:font-weight="bold" style:font-weight-asian="bold" style:font-weight-complex="bold" fo:font-size="22pt" style:font-size-asian="22pt" style:font-size-complex="22pt"/>
    </style:style>
    <style:style style:name="P3" style:parent-style-name="Normal" style:family="paragraph">
      <style:paragraph-properties fo:text-align="justify" fo:text-indent="0.5in"/>
      <style:text-properties style:font-weight-complex="bold" fo:font-size="14pt" style:font-size-asian="14pt" style:font-size-complex="14pt"/>
    </style:style>
    <style:style style:name="P4" style:parent-style-name="Normal" style:family="paragraph">
      <style:paragraph-properties fo:text-align="justify" fo:text-indent="0.5in"/>
      <style:text-properties style:font-weight-complex="bold" fo:font-size="14pt" style:font-size-asian="14pt" style:font-size-complex="14pt"/>
    </style:style>
    <style:style style:name="P5" style:parent-style-name="Normal" style:family="paragraph">
      <style:paragraph-properties fo:text-align="justify" fo:text-indent="0.5in"/>
      <style:text-properties style:font-weight-complex="bold" fo:font-size="14pt" style:font-size-asian="14pt" style:font-size-complex="14pt"/>
    </style:style>
    <style:style style:name="P6" style:parent-style-name="Normal" style:family="paragraph">
      <style:paragraph-properties fo:text-align="justify" fo:text-indent="0.5in"/>
      <style:text-properties style:font-weight-complex="bold" fo:font-size="14pt" style:font-size-asian="14pt" style:font-size-complex="14pt"/>
    </style:style>
    <style:style style:name="P7" style:parent-style-name="Normal" style:family="paragraph">
      <style:paragraph-properties fo:text-align="justify" fo:text-indent="0.5in"/>
      <style:text-properties style:font-weight-complex="bold" fo:font-size="14pt" style:font-size-asian="14pt" style:font-size-complex="14pt"/>
    </style:style>
    <style:style style:name="P8" style:parent-style-name="Normal" style:family="paragraph">
      <style:paragraph-properties fo:text-align="justify" fo:text-indent="0.5in"/>
      <style:text-properties style:font-weight-complex="bold" fo:font-size="14pt" style:font-size-asian="14pt" style:font-size-complex="14pt"/>
    </style:style>
    <style:style style:name="P9" style:parent-style-name="Normal" style:family="paragraph">
      <style:paragraph-properties fo:text-align="justify" fo:text-indent="0.5in"/>
      <style:text-properties style:font-weight-complex="bold" fo:font-size="14pt" style:font-size-asian="14pt" style:font-size-complex="14pt"/>
    </style:style>
  </office:automatic-styles>
  <office:body>
    <office:text text:use-soft-page-breaks="true">
      <text:p text:style-name="P1">Airport Management App</text:p>
      <text:p text:style-name="P2"/>
      <text:p text:style-name="P3">The Airport Management App will be a very important tool in our airport management. When the users open the app, they will be able to see an element named “Aircrafts”. <text:s text:c="5"/><text:s text:c="2"/><text:s/><text:s/><text:s/><text:s text:c="2"/></text:p>
      <text:p text:style-name="P4">We would like to be able to see all<text:s/>aircrafts from our airport on a screen. This will be very helpful, because our ATCs (air traffic controllers) will be able to see which terminal has the least number of aircrafts and to see which gates are free. This feature will increase a lot the efficiency of our airport.<text:s/></text:p>
      <text:p text:style-name="P5">As you may know, each time an aircraft will take off, we will delete this aircraft from the memory(please ask for confirmation before deleting an aircraft-at least). When an aircraft lands, we will add it to the memory and we will assign a terminal and a gate to it. The aircraft will park at the indicated gate and we will open <text:s/>the boarding bridge from that gate. This will speed up the deboarding of <text:s text:c="2"/>the plane.<text:s/></text:p>
      <text:p text:style-name="P6">In some cases we would like to update an entity. For example, if an aircraft must do the go-around procedure (this is done only in extreme cases), we would like to assign a new terminal and gate to that aircraft. So I would like to be able to update the aircrafts’ details.<text:s/></text:p>
      <text:p text:style-name="P7">In the unpleasant case of internet connection going down, we would like to be able to continue our work in offline mode. Each device will have its local memory and we will divide our employees to work in separate teams for each terminal in order to avoid conflicts. But as soon as internet problem is solved, the data should be synchronized with a remote server. In the offline mode just add operations will be allowed(and displaying of current aircrafts, of course). So, updates and deletes won’t be allowed in offline mode and a message will be displayed. As soon as internet problem is solved, the added entities (in the offline mode) will be pushed to the server.</text:p>
      <text:p text:style-name="P8">Also, please create mockup screens for the necessary operations.</text:p>
      <text:p text:style-name="P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Natan Tiutiu</meta:initial-creator>
    <dc:creator>Natan Tiutiu</dc:creator>
    <meta:creation-date>2020-10-21T16:22:00Z</meta:creation-date>
    <dc:date>2020-11-23T08:39:00Z</dc:date>
    <meta:template xlink:href="Normal" xlink:type="simple"/>
    <meta:editing-cycles>7</meta:editing-cycles>
    <meta:editing-duration>PT3420S</meta:editing-duration>
    <meta:document-statistic meta:page-count="1" meta:paragraph-count="3" meta:word-count="290" meta:character-count="1941" meta:row-count="13" meta:non-whitespace-character-count="1654"/>
  </office:meta>
</office:document-meta>
</file>